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2b72" officeooo:paragraph-rsid="00052b72"/>
    </style:style>
    <style:style style:name="P2" style:family="paragraph" style:parent-style-name="Standard">
      <style:text-properties officeooo:rsid="00073fb9" officeooo:paragraph-rsid="00073fb9"/>
    </style:style>
    <style:style style:name="T1" style:family="text">
      <style:text-properties officeooo:rsid="000573a8"/>
    </style:style>
    <style:style style:name="T2" style:family="text">
      <style:text-properties officeooo:rsid="00073f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Input Bias Current</text:p>
      <text:p text:style-name="P1"><text:tab/>- In reality, the two input currents of an OP-AMP are NOT zero</text:p>
      <text:p text:style-name="P1"><text:tab/>- Bias Current is the average of the two input currents</text:p>
      <text:p text:style-name="P1"><text:tab/>- We imagine that there are current sources within the OP-AMP that draws current into each <text:tab/><text:tab/>input</text:p>
      <text:p text:style-name="P1"/>
      <text:p text:style-name="P1">Offset Current</text:p>
      <text:p text:style-name="P1"><text:tab/>- Is equal to the difference between the two input currents of an OP-AMP</text:p>
      <text:p text:style-name="P1"><text:tab/>- </text:p>
      <text:p text:style-name="P1"/>
      <text:p text:style-name="P1">Slew Rate</text:p>
      <text:p text:style-name="P1"><text:tab/>- <text:span text:style-name="T1">The maximum rate of voltage change that can be generated by the op-amp’s output.</text:span></text:p>
      <text:p text:style-name="P1"><text:tab/>- <text:span text:style-name="T1">It is measured as voltage relative to time (volts per microsecond)</text:span></text:p>
      <text:p text:style-name="P1"><text:tab/>- <text:span text:style-name="T2">Is because of the charge delay from capacitors and inductors</text:span></text:p>
      <text:p text:style-name="P1"><text:tab/>- <text:span text:style-name="T2">It is found by calculating the SLOPE of a voltage over time function</text:span></text:p>
      <text:p text:style-name="P1"/>
      <text:p text:style-name="P2">For linear operation</text:p>
      <text:p text:style-name="P2"><text:tab/>- slew rate is greater than or equal to omega*Vi</text:p>
      <text:p text:style-name="P1"/>
      <text:p text:style-name="P2">Common Mode Rejection Ratio</text:p>
      <text:p text:style-name="P2"><text:tab/>- Adiff divided by Acm ideally goes to infinity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16:40:40.071216327</meta:creation-date>
    <dc:date>2024-02-16T17:06:14.435994819</dc:date>
    <meta:editing-duration>PT5M3S</meta:editing-duration>
    <meta:editing-cycles>1</meta:editing-cycles>
    <meta:document-statistic meta:table-count="0" meta:image-count="0" meta:object-count="0" meta:page-count="1" meta:paragraph-count="16" meta:word-count="141" meta:character-count="765" meta:non-whitespace-character-count="626"/>
    <meta:generator>LibreOffice/7.3.7.2$Linux_X86_64 LibreOffice_project/30$Build-2</meta:generator>
  </office:meta>
</office:document-meta>
</file>